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officeooo:rsid="000a6594" officeooo:paragraph-rsid="000a6594"/>
    </style:style>
    <style:style style:name="P2" style:family="paragraph" style:parent-style-name="Standard">
      <style:paragraph-properties fo:line-height="200%" fo:text-align="start" style:justify-single-word="false"/>
      <style:text-properties fo:font-weight="bold" officeooo:rsid="000a6594" officeooo:paragraph-rsid="000a6594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a6594" officeooo:paragraph-rsid="000b58e8" style:font-weight-asian="bold" style:font-weight-complex="bold"/>
    </style:style>
    <style:style style:name="P4" style:family="paragraph" style:parent-style-name="Standard">
      <style:paragraph-properties fo:line-height="200%"/>
      <style:text-properties fo:font-weight="bold" officeooo:rsid="000b58e8" officeooo:paragraph-rsid="000b58e8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officeooo:rsid="000cb640" officeooo:paragraph-rsid="000cb640" style:font-weight-asian="bold" style:font-weight-complex="bold"/>
    </style:style>
    <style:style style:name="P6" style:family="paragraph" style:parent-style-name="Standard">
      <style:paragraph-properties fo:line-height="200%"/>
      <style:text-properties fo:font-weight="bold" officeooo:rsid="000e547d" officeooo:paragraph-rsid="000e547d" style:font-weight-asian="bold" style:font-weight-complex="bold"/>
    </style:style>
    <style:style style:name="P7" style:family="paragraph" style:parent-style-name="Standard">
      <style:paragraph-properties fo:line-height="200%"/>
      <style:text-properties fo:font-weight="normal" officeooo:rsid="000cb640" officeooo:paragraph-rsid="000cb640" style:font-weight-asian="normal" style:font-weight-complex="normal"/>
    </style:style>
    <style:style style:name="P8" style:family="paragraph" style:parent-style-name="Standard">
      <style:paragraph-properties fo:line-height="200%"/>
      <style:text-properties fo:font-weight="normal" officeooo:rsid="000e547d" officeooo:paragraph-rsid="000e547d" style:font-weight-asian="normal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normal" officeooo:rsid="000a6594" officeooo:paragraph-rsid="000a6594" style:font-weight-asian="normal" style:font-weight-complex="normal"/>
    </style:style>
    <style:style style:name="P10" style:family="paragraph" style:parent-style-name="Standard">
      <style:paragraph-properties fo:line-height="200%"/>
      <style:text-properties officeooo:rsid="000ecabd" officeooo:paragraph-rsid="000ecabd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fo:font-weight="normal" officeooo:rsid="000a6594" officeooo:paragraph-rsid="000a6594" style:font-weight-asian="normal" style:font-weight-complex="normal"/>
    </style:style>
    <style:style style:name="P12" style:family="paragraph" style:parent-style-name="Standard" style:list-style-name="L2">
      <style:paragraph-properties fo:line-height="200%"/>
      <style:text-properties fo:font-weight="normal" officeooo:rsid="000b58e8" officeooo:paragraph-rsid="000b58e8" style:font-weight-asian="normal" style:font-weight-complex="normal"/>
    </style:style>
    <style:style style:name="P13" style:family="paragraph" style:parent-style-name="Standard" style:list-style-name="L3">
      <style:paragraph-properties fo:line-height="200%"/>
      <style:text-properties fo:font-weight="normal" officeooo:rsid="000b58e8" officeooo:paragraph-rsid="000b58e8" style:font-weight-asian="normal" style:font-weight-complex="normal"/>
    </style:style>
    <style:style style:name="P14" style:family="paragraph" style:parent-style-name="Standard" style:list-style-name="L3">
      <style:paragraph-properties fo:line-height="200%"/>
      <style:text-properties fo:font-weight="normal" officeooo:rsid="000cb640" officeooo:paragraph-rsid="000cb640" style:font-weight-asian="normal" style:font-weight-complex="normal"/>
    </style:style>
    <style:style style:name="P15" style:family="paragraph" style:parent-style-name="Standard" style:list-style-name="L4">
      <style:paragraph-properties fo:line-height="200%"/>
      <style:text-properties fo:font-weight="normal" officeooo:rsid="000ecabd" officeooo:paragraph-rsid="000ecabd" style:font-weight-asian="normal" style:font-weight-complex="normal"/>
    </style:style>
    <style:style style:name="P16" style:family="paragraph" style:parent-style-name="Standard" style:list-style-name="L2">
      <style:paragraph-properties fo:line-height="200%"/>
      <style:text-properties officeooo:paragraph-rsid="000b58e8"/>
    </style:style>
    <style:style style:name="P17" style:family="paragraph" style:parent-style-name="Standard" style:list-style-name="L4">
      <style:paragraph-properties fo:line-height="200%"/>
      <style:text-properties officeooo:rsid="000ecabd" officeooo:paragraph-rsid="000eca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58e8" style:font-weight-asian="normal" style:font-weight-complex="normal"/>
    </style:style>
    <style:style style:name="T3" style:family="text">
      <style:text-properties fo:font-weight="normal" officeooo:rsid="000a6594" style:font-weight-asian="normal" style:font-weight-complex="normal"/>
    </style:style>
    <style:style style:name="T4" style:family="text">
      <style:text-properties fo:font-weight="normal" officeooo:rsid="000cb640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osiah Schmitz</text:p>
      <text:p text:style-name="P1">CS-2210</text:p>
      <text:p text:style-name="P10">8/28/25</text:p>
      <text:p text:style-name="P9">Exercise Set 1</text:p>
      <text:p text:style-name="P2">Exercise 1</text:p>
      <text:list text:style-name="L1">
        <text:list-item>
          <text:p text:style-name="P11">Yes. Marian is the mother of Michelle, and Michelle is the mother of Natasha. Therefore, Marian is the grandmother of Natasha.</text:p>
        </text:list-item>
        <text:list-item>
          <text:p text:style-name="P11">Yes. Craig is the brother of Michelle, and Michelle is the mother of Natasha. Therefore, Craig is the uncle of Natasha.</text:p>
        </text:list-item>
        <text:list-item>
          <text:p text:style-name="P11">No. Clark is never referred to in datalog facts 1-9, so we cannot make any determinations about him.</text:p>
        </text:list-item>
      </text:list>
      <text:p text:style-name="P3">Exercise 2</text:p>
      <text:list text:style-name="L2">
        <text:list-item>
          <text:p text:style-name="P16"><text:span text:style-name="T3">father(x) → male(x) ^ </text:span><text:span text:style-name="T2">parent(x)</text:span></text:p>
        </text:list-item>
        <text:list-item>
          <text:p text:style-name="P12">father(x, y) ^ female(y) → daughterOf(y, x)</text:p>
        </text:list-item>
        <text:list-item>
          <text:p text:style-name="P12">daughterOf(x, y) ^ daughterOf(y, z) → granddaughterOf(x, z)</text:p>
        </text:list-item>
      </text:list>
      <text:p text:style-name="P4">Exercise 3</text:p>
      <text:list text:style-name="L3">
        <text:list-item>
          <text:p text:style-name="P13">childOf(x, y) ^ uncleOf(y, z) → firstCousinOf(x, z)</text:p>
        </text:list-item>
        <text:list-item>
          <text:p text:style-name="P13">grandParentOf(x, y) ^ grandParentOf(y, z) ^ grandParentOf(x, w) → secondCousinTwiceRemovedOf(z, w)</text:p>
          <text:p text:style-name="P14">(This rule assumes that y and w are not siblings.)</text:p>
        </text:list-item>
      </text:list>
      <text:p text:style-name="P5">Exercise 4</text:p>
      <text:list text:style-name="L4">
        <text:list-item>
          <text:p text:style-name="P17"><text:span text:style-name="T4">s</text:span><text:span text:style-name="T1">iblingOf(x, y) → parentOf(z, x) ^ parentOf(z, y)</text:span></text:p>
        </text:list-item>
        <text:list-item>
          <text:p text:style-name="P15">siblingOf(x, y) → siblingOf(y, x)</text:p>
        </text:list-item>
      </text:list>
      <text:p text:style-name="P7"/>
      <text:p text:style-name="P5"><text:soft-page-break/>Exercise 5</text:p>
      <text:p text:style-name="P7">path(x, x) → sc(x). By the definition stated previously, any path from a point to itself automatically implies that that point is self-connected.</text:p>
      <text:p text:style-name="P6">Exercise 6</text:p>
      <text:p text:style-name="P8">Not necessarily. For example, while a self-connected vertex <text:span text:style-name="T5">v </text:span><text:span text:style-name="T6">may</text:span> be that way because it has an edge connecting from and to itself, it could also be self-connected only <text:tab/>because it connects to <text:span text:style-name="T5">x, </text:span><text:span text:style-name="T6">which connects to </text:span><text:span text:style-name="T5">y, </text:span><text:span text:style-name="T6">which connects back to </text:span><text:span text:style-name="T5">v</text:span><text:span text:style-name="T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9:49:05.034694285</meta:creation-date>
    <dc:date>2025-08-26T15:39:11.181795170</dc:date>
    <meta:editing-duration>PT13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3" meta:word-count="217" meta:character-count="1268" meta:non-whitespace-character-count="1083"/>
  </office:meta>
</office:document-meta>
</file>